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referenceModelPanel.actionPerformed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isualsPrefPanel.configureTabPlacement( i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alAllPrefPanel.initSlid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lAllPrefPanel.verify( JComponen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PreferenceModelPane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neralAllPref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lAllPrefPanel.init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VisualsPrefPanel.setup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GeneralAllPrefPanel.stateChanged( Chang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sualsPref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lAllPrefPanel.GeneralAllPref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sualsPrefPanel.setupCompon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pplicationPreferenceModelPanel.create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PreferenceModel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sPrefPanel.VisualsPref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sualsPref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PreferenceModelPanel.updat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Panel.ApplicationPreferenceModelPanel( ApplicationPreferenceModel 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eneralAllPrefPanel.setupInitia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alAllPref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lAllPrefPanel.setupListen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VisualsPrefPanel.setupInitial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